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b2b2b2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2pt" fo:font-weight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61cm" svg:height="1.05cm" svg:x="3.73cm" svg:y="2.26cm">
          <text:p text:style-name="P1">Display Picture</text:p>
        </draw:rect>
        <draw:custom-shape draw:style-name="gr2" draw:text-style-name="P2" draw:layer="layout" svg:width="1.89cm" svg:height="0.84cm" svg:x="3.73cm" svg:y="3.31cm">
          <text:p text:style-name="P2">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cm" svg:height="0.84cm" svg:x="6.04cm" svg:y="3.31cm">
          <text:p text:style-name="P2">Step = Switch to next pi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8.61cm" svg:height="1.05cm" svg:x="3.73cm" svg:y="4.78cm">
          <text:p text:style-name="P1">Display Countdown</text:p>
        </draw:rect>
        <draw:custom-shape draw:style-name="gr2" draw:text-style-name="P2" draw:layer="layout" svg:width="1.89cm" svg:height="0.84cm" svg:x="3.73cm" svg:y="5.83cm">
          <text:p text:style-name="P2">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cm" svg:height="0.84cm" svg:x="6.04cm" svg:y="5.83cm">
          <text:p text:style-name="P2">Ste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8.61cm" svg:height="1.05cm" svg:x="3.73cm" svg:y="11.5cm">
          <text:p text:style-name="P1">Display Fireworks</text:p>
        </draw:rect>
        <draw:custom-shape draw:style-name="gr2" draw:text-style-name="P2" draw:layer="layout" svg:width="1.89cm" svg:height="0.84cm" svg:x="3.73cm" svg:y="12.55cm">
          <text:p text:style-name="P2">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cm" svg:height="0.84cm" svg:x="6.04cm" svg:y="12.55cm">
          <text:p text:style-name="P2">Step = Switch to next fir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6cm" svg:height="4.83cm" svg:x="3.94cm" svg:y="6.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0.29cm" svg:height="3.57cm" draw:transform="rotate (1.5707963267946) translate (1.21cm 12.97cm)">
          <text:p/>
          <draw:enhanced-geometry svg:viewBox="0 0 21600 21600" draw:text-areas="0 0 21600 21600" draw:type="circular-arrow" draw:modifiers="171.030429997141 0.198728879724195 7847.637496183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1.26cm" svg:height="0.63cm" svg:x="3.94cm" svg:y="4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6.3cm" svg:height="1.05cm" svg:x="6.04cm" svg:y="7.51cm">
          <text:p text:style-name="P1">Set hour</text:p>
        </draw:rect>
        <draw:custom-shape draw:style-name="gr3" draw:text-style-name="P2" draw:layer="layout" svg:width="1.26cm" svg:height="0.84cm" svg:x="8.56cm" svg:y="6.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2.52cm" svg:height="1.68cm" svg:x="9.82cm" svg:y="8.56cm">
          <text:p text:style-name="P2">Hold Step </text:p>
          <text:p text:style-name="P2">2 s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8cm" svg:height="1.68cm" svg:x="6.04cm" svg:y="8.56cm">
          <text:p text:style-name="P2">Mode </text:p>
          <text:p text:style-name="P2">- 1 h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8cm" svg:height="1.68cm" svg:x="7.72cm" svg:y="8.56cm">
          <text:p text:style-name="P2">Step </text:p>
          <text:p text:style-name="P2">+ 1 h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pen Sans'" style:font-style-name="Standard" style:font-family-generic="swiss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Wegner</meta:initial-creator>
    <meta:creation-date>2021-01-01T14:41:50.02</meta:creation-date>
    <dc:date>2021-01-01T17:36:22.03</dc:date>
    <dc:creator>M Wegner</dc:creator>
    <meta:editing-duration>PT2H39M21S</meta:editing-duration>
    <meta:editing-cycles>2</meta:editing-cycles>
    <meta:generator>OpenOffice/4.1.6$Win32 OpenOffice.org_project/416m1$Build-9790</meta:generator>
    <meta:document-statistic meta:object-count="17"/>
  </office:meta>
</office:document-meta>
</file>